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pd1" office:value-type="string" calcext:value-type="string">
            <text:p>Sample</text:p>
          </table:table-cell>
          <table:table-cell table:style-name="pd1" office:value-type="string" calcext:value-type="string">
            <text:p>CL</text:p>
          </table:table-cell>
          <table:table-cell table:style-name="pd1" office:value-type="string" calcext:value-type="string">
            <text:p>PL</text:p>
          </table:table-cell>
          <table:table-cell table:style-name="pd1" office:value-type="string" calcext:value-type="string">
            <text:p>Loai I</text:p>
          </table:table-cell>
          <table:table-cell table:style-name="pd1" office:value-type="string" calcext:value-type="string">
            <text:p>Loai II</text:p>
          </table:table-cell>
          <table:table-cell table:style-name="pd1" office:value-type="string" calcext:value-type="string">
            <text:p>Loai III</text:p>
          </table:table-cell>
          <table:table-cell table:style-name="pd1" office:value-type="string" calcext:value-type="string">
            <text:p>Loai IV</text:p>
          </table:table-cell>
          <table:table-cell table:style-name="pd1" office:value-type="string" calcext:value-type="string">
            <text:p>Loai V</text:p>
          </table:table-cell>
          <table:table-cell table:style-name="pd1" office:value-type="string" calcext:value-type="string">
            <text:p>Loai VI</text:p>
          </table:table-cell>
          <table:table-cell table:style-name="pd1" office:value-type="string" calcext:value-type="string">
            <text:p>Loai VII</text:p>
          </table:table-cell>
          <table:table-cell table:style-name="pd1" office:value-type="string" calcext:value-type="string">
            <text:p>Loai</text:p>
          </table:table-cell>
          <table:table-cell table:style-name="pd1" office:value-type="string" calcext:value-type="string">
            <text:p>Resu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VAA05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VAA05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VAA05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VAA05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VAA06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VAA06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VAA07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VAA07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VAA07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VAA09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VAA09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VAA100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VAA10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VAB02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VAB02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VAB02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VAB03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VAB04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VAB04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VAB04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VAB040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VAB05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VAB05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VAB05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VAB05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VAB05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VAB06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VAB06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VAB070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VAB07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VAB08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VAB08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VAB08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VAB08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VBA01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VBA020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VBA030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VBA030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VBA03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VBA03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VBA03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VBA04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VBA04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VBA05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VBA06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VBA06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VBA06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VBA07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VBA07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VBA07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VBA08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VBA08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VBA08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VBA08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VBB01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VBB02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VBB03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TVBB030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TVBB03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VBB03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VBB04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VBB05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VBB05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VBB060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VBB060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VBB06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VBB06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VBB060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VBB06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VBB07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VBB07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VBB07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VBB070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VBB07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VBB070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VBB07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VBB08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VBB08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VBB09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VBB09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VBB09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VBB09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VBB09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VBB10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VBB1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VBB11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TVBB1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VBB11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TVBB11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TVBB11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VBB12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VBB12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TVBB120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TVBB12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VBB12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VBC01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VBC01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VBC01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VBC02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TVBC02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VBC02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TVBC03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TVBC03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VBC04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TVBC04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VBC04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TVBC05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TVBC05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TVBC05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TVBC06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VBC06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VBC06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VBC07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VBC07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VBC07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VBC07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VBC08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VBC08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VBC08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VBC09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VBC09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VBC1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VBC11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VCA01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VCA01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VCA02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VCA02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VCA02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VCA03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VCA04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VCA04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VCA04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VCA04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VCA05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VCA05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VCA06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VCA06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VCA06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VCA07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VCA07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VCA07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VCA07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VCA07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TVCA07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VCA08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VCA09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VCA09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VCA09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VCA09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VCA10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VCA10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VCA1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VCA10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TVCB0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TVCB01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VCB0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TVCB01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VCB01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VCB01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VCB02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VCB02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VCB03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VCB03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TVCB030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TVCB03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VCB03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VCB03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TVCB04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TVCB04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TVCB04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VCB04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TVCB04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TVCB05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TVCB05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VCB050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VCB05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VCB05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TVCB06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VCB06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TVCB06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VCB07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VCB07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TVCB07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VCB07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VCB08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VCB08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TVCB08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VCB08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TVCB0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TVCB08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VCB09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TVCB09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TVCB090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TVCB09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TVCB09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VCB09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TVCB09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TVCB1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VCB100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TVCB10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VCB1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TVCB1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TVCB110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TVCB11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VCB1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VCB11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TVCB11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VCC01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TVCC01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TVCC02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VCC02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VCC020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TVCC02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TVCC030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TVCC04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VCC050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VCC05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TVCC05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VCC06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TVCC06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VCC06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TVCC06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TVCC07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VCC07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VCC080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VCC08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VCC09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TVCC09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VCC10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VCC100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VCC100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VCC10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VCC10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TVCC10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VCC10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VDA01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VDA020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VDA03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VDA03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TVDA03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VDA04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VDA04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VDA05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VDA05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TVDA05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TVDA06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TVDA06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VDA06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TVDA06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VDA06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VDA06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TVDA06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TVDA06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TVDA06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TVDA07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VDA08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VDA08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TVDA08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TVDA08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TVDA08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VDA08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VDA09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VDA09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TVDA090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TVDA091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VDA10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TVDA10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TVDA100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TVDA100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TVDB0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VDB010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TVDB01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TVDB010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VDB01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TVDB01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VDB02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TVDB02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TVDB02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TVDB03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TVDB04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VDB04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TVDB04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VDB040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TVDB040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TVDB04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TVDB040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VDB05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VDB05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VDB05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VDB05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VDB05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VDB06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VDB060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VDB060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VDB06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VDB060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VDB06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VDB07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VDB07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TVDB070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VDB070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TVDB070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TVDB07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VDB08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VDB08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VDB080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TVDB08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TVDB090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TVDB09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TVDB09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VDB090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TVDB090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TVDB090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TVDC01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TVDC01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VDC010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VDC02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VDC02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VDC03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TVDC030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VDC040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VDC04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TVDC04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VDC04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TVDC05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TVDC05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TVDC060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VDC06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VDC070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VDC080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YCA01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YCA010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YCA010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YCA010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YCA010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YCA0200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YCA0200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YCA0200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YCA020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YCA020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YCA0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YCA03013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YCA030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YCA03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YCA040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YCA040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YCA0402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YCA040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YCA040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YCA040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YCA050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YCA0502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YCA050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YCA050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YCA0503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YCA0603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YCA060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YCA0603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YCA060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YCA070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YCA0707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YCA070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YCA0707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YCA0707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YCA0707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YCA080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YCA0808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YCA0808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YCA080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YCA0808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YCA080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YCA0913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YCA1008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YCA1109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YCA11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YCA1109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YCA110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YCA121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YCA121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YCA121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YCA1213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YCA121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YCA121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YCB0103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YCB010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YCB010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YCB010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YCB010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YCB02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YCB020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YCB0204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YCB0204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YCB020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CB030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YCB030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YCB0305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YCB0305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YCB030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YCB0305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YCB040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YCB0405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YCB0405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YCB0405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YCB0405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YCB040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YCB0506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YCB050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YCB050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YCB0506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YCB0506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YCB0606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YCB060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YCB0606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YCB060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YCB060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YCB070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YCB0709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YCB070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YCB07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YCB0710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YCB071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YCB0810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YCB0810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YCB081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YCB081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YCB0810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YCB0810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YCB101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YCB1112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YCB1212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YCB121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1-12T16:52:56.617483798</dc:date>
    <meta:editing-duration>PT25S</meta:editing-duration>
    <meta:editing-cycles>1</meta:editing-cycles>
    <meta:document-statistic meta:table-count="1" meta:cell-count="5616" meta:object-count="0"/>
  </office:meta>
</office:document-meta>
</file>